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ego B.</text:p>
      <text:p text:style-name="Standard">PRIORIDAD 1</text:p>
      <text:list xml:id="list1504093271" text:style-name="L1">
        <text:list-item>
          <text:p text:style-name="P2">Autoría: confirmar si soportamos múltiple autoría de tps y qué rol cumple o puede cumplir la tabla grupo; si no cumple ninguno, eliminarla =&gt; HECHO</text:p>
        </text:list-item>
        <text:list-item>
          <text:p text:style-name="P2">Guardado de Tps compartidos; tener en cuenta en este caso el tema de la múltiple autoría =&gt; HECHO</text:p>
        </text:list-item>
      </text:list>
      <text:p text:style-name="Standard">PRIORIDAD 2</text:p>
      <text:list xml:id="list1249768260" text:continue-numbering="true" text:style-name="L1">
        <text:list-item>
          <text:p text:style-name="P2">Configuraciones varias: documentar todo; script =&gt; Más o menos</text:p>
        </text:list-item>
      </text:list>
      <text:list xml:id="list1658151086" text:style-name="L2">
        <text:list-item>
          <text:p text:style-name="P3">Jboss: pruebas; documentar todo, y generar script siempre que se pueda =&gt; Más o menos</text:p>
        </text:list-item>
      </text:list>
      <text:list xml:id="list2007886854" text:continue-list="list1249768260" text:style-name="L1">
        <text:list-item>
          <text:p text:style-name="P2">Tomcat: estructura =&gt; Nada</text:p>
        </text:list-item>
      </text:list>
      <text:p text:style-name="Standard">PRIORIDAD 3</text:p>
      <text:list xml:id="list807783390" text:style-name="L3">
        <text:list-item>
          <text:p text:style-name="P4">Informe 3:</text:p>
          <text:list>
            <text:list-header>
              <text:p text:style-name="P4">corregir modalidad de prueba 3.2.6 =&gt; manual; esto pasaba en otra, revisar =&gt; HECHO</text:p>
              <text:p text:style-name="P4">corregir las referencias a corrección colaborativa de tps =&gt; HECHO</text:p>
              <text:p text:style-name="P4">reformular; dejar lo más general en el 3, y pasar lo más particular al 4 =&gt; HECHO</text:p>
              <text:p text:style-name="P4">nueva prueba: escalabilidad =&gt; INGRESADA, me falta detallarla</text:p>
              <text:p text:style-name="P4">mejorar los gráficos de despliegue =&gt; HECHO</text:p>
              <text:p text:style-name="P4">hacer que los gráficos de las pruebas sean menos infantiles; al menos borrar las manitos =&gt; NADA</text:p>
            </text:list-header>
          </text:list>
        </text:list-item>
      </text:list>
      <text:list xml:id="list290858941" text:style-name="L4">
        <text:list-item>
          <text:p text:style-name="P5">Informe 4: crear con lo que se pueda =&gt; HECHO</text:p>
        </text:list-item>
      </text:list>
      <text:p text:style-name="Standard"/>
      <text:p text:style-name="P1">Martín</text:p>
      <text:p text:style-name="Standard">PRIORIDAD 1</text:p>
      <text:list xml:id="list1369863849" text:style-name="L5">
        <text:list-item>
          <text:p text:style-name="P6">Roles</text:p>
        </text:list-item>
      </text:list>
      <text:list xml:id="list859993510" text:style-name="L6">
        <text:list-item>
          <text:p text:style-name="P7">Look and feel</text:p>
        </text:list-item>
        <text:list-item>
          <text:p text:style-name="P7">Carga de la estadística; el tema de los 5 segundos</text:p>
        </text:list-item>
      </text:list>
      <text:p text:style-name="Standard">PRIORIDAD 2</text:p>
      <text:list xml:id="list1316799824" text:continue-numbering="true" text:style-name="L6">
        <text:list-item>
          <text:p text:style-name="P7">Jmeter</text:p>
        </text:list-item>
      </text:list>
      <text:p text:style-name="Standard"/>
      <text:p text:style-name="P1">NO OLVIDAR</text:p>
      <text:list xml:id="list671844523" text:style-name="L7">
        <text:list-item>
          <text:p text:style-name="P8">Documentación 4 + 1</text:p>
        </text:list-item>
        <text:list-item>
          <text:p text:style-name="P8">Validaciones de las pruebas; recordar tema de tiempos standard</text:p>
        </text:list-item>
      </text:list>
      <text:p text:style-name="Standard"/>
      <text:p text:style-name="P1">Cosas para revisar/pensar a futuro</text:p>
      <text:list xml:id="list1268534288" text:style-name="L8">
        <text:list-item>
          <text:p text:style-name="P9">Qué pasará con el Singleton en Tomcat/Terracotta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ego </meta:initial-creator>
    <meta:creation-date>2011-09-14T02:05:00</meta:creation-date>
    <meta:generator>LibreOffice/3.3$Linux LibreOffice_project/330m19$Build-301</meta:generator>
    <dc:date>2011-10-03T05:31:30</dc:date>
    <dc:creator>diego </dc:creator>
    <meta:editing-duration>PT1H39M53S</meta:editing-duration>
    <meta:editing-cycles>22</meta:editing-cycles>
    <meta:document-statistic meta:table-count="0" meta:image-count="0" meta:object-count="0" meta:page-count="1" meta:paragraph-count="29" meta:word-count="231" meta:character-count="1238"/>
  </office:meta>
</office:document-meta>
</file>